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519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5484in"/>
    </style:style>
    <style:style style:name="co4" style:family="table-column">
      <style:table-column-properties fo:break-before="auto" style:column-width="2.0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size="20pt" style:font-size-asian="20pt" style:font-size-complex="20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bez JIT" draw:style-name="gr1" draw:text-style-name="P2" svg:width="6.2988in" svg:height="3.5429in" svg:x="0.5091in" svg:y="2.9575in">
            <draw:object draw:notify-on-update-of-ranges="Sheet1.C1:Sheet1.D1 Sheet1.B2:Sheet1.B2 Sheet1.C2:Sheet1.D2 Sheet1.B3:Sheet1.B3 Sheet1.C3:Sheet1.D3 Sheet1.B4:Sheet1.B4 Sheet1.C4:Sheet1.D4" xlink:href="./Object 1" xlink:type="simple" xlink:show="embed" xlink:actuate="onLoad">
              <loext:p text:style-name="P1"/>
            </draw:object>
            <draw:image xlink:href="./ObjectReplacements/Object 1" xlink:type="simple" xlink:show="embed" xlink:actuate="onLoad"/>
          </draw:frame>
          <draw:frame draw:z-index="1" draw:name="bez JIT 1" draw:style-name="gr2" draw:text-style-name="P2" svg:width="6.2988in" svg:height="3.5429in" svg:x="7.7591in" svg:y="2.95in">
            <draw:object draw:notify-on-update-of-ranges="Sheet1.B10:Sheet1.B10 Sheet1.C10:Sheet1.D10 Sheet1.B11:Sheet1.B11 Sheet1.C11:Sheet1.D11 Sheet1.B12:Sheet1.B12 Sheet1.C12:Sheet1.D12 Sheet1.B13:Sheet1.B13 Sheet1.C13:Sheet1.D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bez JIT 2" draw:style-name="gr2" draw:text-style-name="P2" svg:width="6.2988in" svg:height="3.5429in" svg:x="0.6539in" svg:y="6.6831in">
            <draw:object draw:notify-on-update-of-ranges="Sheet1.C1:Sheet1.D1 Sheet1.B2:Sheet1.B2 Sheet1.C5:Sheet1.D5 Sheet1.B3:Sheet1.B3 Sheet1.C6:Sheet1.D6 Sheet1.B4:Sheet1.B4 Sheet1.C7:Sheet1.D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bez JIT 3" draw:style-name="gr2" draw:text-style-name="P2" svg:width="6.2988in" svg:height="3.5429in" svg:x="7.7685in" svg:y="6.6724in">
            <draw:object draw:notify-on-update-of-ranges="Sheet1.C1:Sheet1.D1 Sheet1.B2:Sheet1.B2 Sheet1.C14:Sheet1.D14 Sheet1.B3:Sheet1.B3 Sheet1.C15:Sheet1.D15 Sheet1.B4:Sheet1.B4 Sheet1.C16:Sheet1.D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liczba iteracji</text:p>
          </table:table-cell>
          <table:table-cell office:value-type="string" calcext:value-type="string">
            <text:p>throws</text:p>
          </table:table-cell>
          <table:table-cell office:value-type="string" calcext:value-type="string">
            <text:p>try..catc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ithmeticException</text:p>
          </table:table-cell>
          <table:table-cell office:value-type="float" office:value="100" calcext:value-type="float">
            <text:p>100</text:p>
          </table:table-cell>
          <table:table-cell office:value-type="float" office:value="456941" calcext:value-type="float">
            <text:p>456941</text:p>
          </table:table-cell>
          <table:table-cell office:value-type="float" office:value="401399" calcext:value-type="float">
            <text:p>4013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ithmeticException</text:p>
          </table:table-cell>
          <table:table-cell office:value-type="float" office:value="1000" calcext:value-type="float">
            <text:p>1000</text:p>
          </table:table-cell>
          <table:table-cell office:value-type="float" office:value="4020926" calcext:value-type="float">
            <text:p>4020926</text:p>
          </table:table-cell>
          <table:table-cell office:value-type="float" office:value="3808381" calcext:value-type="float">
            <text:p>3808381</text:p>
          </table:table-cell>
          <table:table-cell/>
          <table:table-cell table:style-name="ce1" office:value-type="string" calcext:value-type="string" table:number-columns-spanned="8" table:number-rows-spanned="12">
            <text:p>WNIOSEK</text:p>
            <text:p>Kod obsługujący wyjątek w tej samej metodzie jest szybszy</text:p>
            <text:p>Od tego który obsługuje wyjątek w kontekście zewnętrznym.</text:p>
            <text:p>Na większej liczbie iteracji testu, optymalizacje kompilatora</text:p>
            <text:p>JIT dają przewagę obsłudzę wyjątku w kontekście zewnętrznym.</text:p>
            <text:p>Najlepiej jest do wyjątków nie doprowadzać I sprawdzać dane.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>
            <text:p>ArithmeticException</text:p>
          </table:table-cell>
          <table:table-cell office:value-type="float" office:value="10000" calcext:value-type="float">
            <text:p>10000</text:p>
          </table:table-cell>
          <table:table-cell office:value-type="float" office:value="40260158" calcext:value-type="float">
            <text:p>40260158</text:p>
          </table:table-cell>
          <table:table-cell office:value-type="float" office:value="38320290" calcext:value-type="float">
            <text:p>38320290</text:p>
          </table:table-cell>
          <table:table-cell/>
          <table:covered-table-cell table:number-columns-repeated="8"/>
          <table:table-cell/>
        </table:table-row>
        <table:table-row table:style-name="ro1">
          <table:table-cell office:value-type="string" calcext:value-type="string">
            <text:p>ArrayIndexOutOfBoundsException</text:p>
          </table:table-cell>
          <table:table-cell office:value-type="float" office:value="100" calcext:value-type="float">
            <text:p>100</text:p>
          </table:table-cell>
          <table:table-cell office:value-type="float" office:value="580068" calcext:value-type="float">
            <text:p>580068</text:p>
          </table:table-cell>
          <table:table-cell office:value-type="float" office:value="528319" calcext:value-type="float">
            <text:p>528319</text:p>
          </table:table-cell>
          <table:table-cell/>
          <table:covered-table-cell table:number-columns-repeated="8"/>
          <table:table-cell/>
        </table:table-row>
        <table:table-row table:style-name="ro1">
          <table:table-cell office:value-type="string" calcext:value-type="string">
            <text:p>ArrayIndexOutOfBoundsException</text:p>
          </table:table-cell>
          <table:table-cell office:value-type="float" office:value="1000" calcext:value-type="float">
            <text:p>1000</text:p>
          </table:table-cell>
          <table:table-cell office:value-type="float" office:value="5156862" calcext:value-type="float">
            <text:p>5156862</text:p>
          </table:table-cell>
          <table:table-cell office:value-type="float" office:value="4929223" calcext:value-type="float">
            <text:p>4929223</text:p>
          </table:table-cell>
          <table:table-cell/>
          <table:covered-table-cell table:number-columns-repeated="8"/>
          <table:table-cell/>
        </table:table-row>
        <table:table-row table:style-name="ro1">
          <table:table-cell office:value-type="string" calcext:value-type="string">
            <text:p>ArrayIndexOutOfBoundsException</text:p>
          </table:table-cell>
          <table:table-cell office:value-type="float" office:value="10000" calcext:value-type="float">
            <text:p>10000</text:p>
          </table:table-cell>
          <table:table-cell office:value-type="float" office:value="52353830" calcext:value-type="float">
            <text:p>52353830</text:p>
          </table:table-cell>
          <table:table-cell office:value-type="float" office:value="53834278" calcext:value-type="float">
            <text:p>53834278</text:p>
          </table:table-cell>
          <table:table-cell/>
          <table:covered-table-cell table:number-columns-repeated="8"/>
          <table:table-cell/>
        </table:table-row>
        <table:table-row table:style-name="ro1">
          <table:table-cell table:number-columns-repeated="5"/>
          <table:covered-table-cell table:number-columns-repeated="8"/>
          <table:table-cell/>
        </table:table-row>
        <table:table-row table:style-name="ro1">
          <table:table-cell office:value-type="string" calcext:value-type="string">
            <text:p>z JIT</text:p>
          </table:table-cell>
          <table:table-cell table:number-columns-repeated="4"/>
          <table:covered-table-cell table:number-columns-repeated="8"/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liczba iteracji</text:p>
          </table:table-cell>
          <table:table-cell office:value-type="string" calcext:value-type="string">
            <text:p>throws</text:p>
          </table:table-cell>
          <table:table-cell office:value-type="string" calcext:value-type="string">
            <text:p>try..catch</text:p>
          </table:table-cell>
          <table:table-cell/>
          <table:covered-table-cell table:number-columns-repeated="8"/>
          <table:table-cell/>
        </table:table-row>
        <table:table-row table:style-name="ro1">
          <table:table-cell office:value-type="string" calcext:value-type="string">
            <text:p>ArithmeticException</text:p>
          </table:table-cell>
          <table:table-cell office:value-type="float" office:value="100" calcext:value-type="float">
            <text:p>100</text:p>
          </table:table-cell>
          <table:table-cell office:value-type="float" office:value="517182" calcext:value-type="float">
            <text:p>517182</text:p>
          </table:table-cell>
          <table:table-cell office:value-type="float" office:value="455395" calcext:value-type="float">
            <text:p>455395</text:p>
          </table:table-cell>
          <table:table-cell/>
          <table:covered-table-cell table:number-columns-repeated="8"/>
          <table:table-cell/>
        </table:table-row>
        <table:table-row table:style-name="ro1">
          <table:table-cell office:value-type="string" calcext:value-type="string">
            <text:p>ArithmeticException</text:p>
          </table:table-cell>
          <table:table-cell office:value-type="float" office:value="1000" calcext:value-type="float">
            <text:p>1000</text:p>
          </table:table-cell>
          <table:table-cell office:value-type="float" office:value="6306775" calcext:value-type="float">
            <text:p>6306775</text:p>
          </table:table-cell>
          <table:table-cell office:value-type="float" office:value="6015655" calcext:value-type="float">
            <text:p>6015655</text:p>
          </table:table-cell>
          <table:table-cell/>
          <table:covered-table-cell table:number-columns-repeated="8"/>
          <table:table-cell/>
        </table:table-row>
        <table:table-row table:style-name="ro1">
          <table:table-cell office:value-type="string" calcext:value-type="string">
            <text:p>ArithmeticException</text:p>
          </table:table-cell>
          <table:table-cell office:value-type="float" office:value="10000" calcext:value-type="float">
            <text:p>10000</text:p>
          </table:table-cell>
          <table:table-cell office:value-type="float" office:value="2019658" calcext:value-type="float">
            <text:p>2019658</text:p>
          </table:table-cell>
          <table:table-cell office:value-type="float" office:value="27148537" calcext:value-type="float">
            <text:p>27148537</text:p>
          </table:table-cell>
          <table:table-cell/>
          <table:covered-table-cell table:number-columns-repeated="8"/>
          <table:table-cell/>
        </table:table-row>
        <table:table-row table:style-name="ro1">
          <table:table-cell office:value-type="string" calcext:value-type="string">
            <text:p>ArrayIndexOutOfBoundsException</text:p>
          </table:table-cell>
          <table:table-cell office:value-type="float" office:value="100" calcext:value-type="float">
            <text:p>100</text:p>
          </table:table-cell>
          <table:table-cell office:value-type="float" office:value="1903459" calcext:value-type="float">
            <text:p>1903459</text:p>
          </table:table-cell>
          <table:table-cell office:value-type="float" office:value="841798" calcext:value-type="float">
            <text:p>841798</text:p>
          </table:table-cell>
          <table:table-cell/>
          <table:covered-table-cell table:number-columns-repeated="8"/>
          <table:table-cell/>
        </table:table-row>
        <table:table-row table:style-name="ro1">
          <table:table-cell office:value-type="string" calcext:value-type="string">
            <text:p>ArrayIndexOutOfBoundsException</text:p>
          </table:table-cell>
          <table:table-cell office:value-type="float" office:value="1000" calcext:value-type="float">
            <text:p>1000</text:p>
          </table:table-cell>
          <table:table-cell office:value-type="float" office:value="5603053" calcext:value-type="float">
            <text:p>5603053</text:p>
          </table:table-cell>
          <table:table-cell office:value-type="float" office:value="4975419" calcext:value-type="float">
            <text:p>49754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rayIndexOutOfBoundsException</text:p>
          </table:table-cell>
          <table:table-cell office:value-type="float" office:value="10000" calcext:value-type="float">
            <text:p>10000</text:p>
          </table:table-cell>
          <table:table-cell office:value-type="float" office:value="1852970" calcext:value-type="float">
            <text:p>1852970</text:p>
          </table:table-cell>
          <table:table-cell office:value-type="float" office:value="20250743" calcext:value-type="float">
            <text:p>20250743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0T15:38:07.907914973</meta:creation-date>
    <dc:date>2022-12-20T19:54:00.946072535</dc:date>
    <meta:editing-duration>PT3H26M37S</meta:editing-duration>
    <meta:editing-cycles>1</meta:editing-cycles>
    <meta:document-statistic meta:table-count="1" meta:cell-count="58" meta:object-count="4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32cm" svg:y="0.316cm" chart:style-name="ch2">
          <text:p>ArithmeticException</text:p>
        </chart:title>
        <chart:subtitle svg:x="14.266cm" svg:y="0.296cm" chart:style-name="ch3">
          <text:p>bez JIT</text:p>
        </chart:subtitle>
        <chart:legend chart:legend-position="end" svg:x="14.319cm" svg:y="3.703cm" style:legend-expansion="high" chart:style-name="ch4"/>
        <chart:plot-area chart:style-name="ch5" table:cell-range-address="Sheet1.B1:Sheet1.D4" chart:data-source-has-labels="both" svg:x="0.428cm" svg:y="0.179cm" svg:width="13.677cm" svg:height="8.638cm">
          <chart:coordinate-region svg:x="2.161cm" svg:y="0.378cm" svg:width="11.944cm" svg:height="7.792cm"/>
          <chart:axis chart:dimension="x" chart:name="primary-x" chart:style-name="ch6" chartooo:axis-type="auto">
            <chartooo:date-scale/>
            <chart:categories table:cell-range-address="Sheet1.C1:Sheet1.D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2:Sheet1.D2" chart:label-cell-address="Sheet1.B2:Sheet1.B2" chart:class="chart:bar">
            <chart:data-point chart:repeated="2"/>
          </chart:series>
          <chart:series chart:style-name="ch10" chart:values-cell-range-address="Sheet1.C3:Sheet1.D3" chart:label-cell-address="Sheet1.B3:Sheet1.B3" chart:class="chart:bar">
            <chart:data-point chart:repeated="2"/>
          </chart:series>
          <chart:series chart:style-name="ch11" chart:values-cell-range-address="Sheet1.C4:Sheet1.D4" chart:label-cell-address="Sheet1.B4:Sheet1.B4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ws</text:p>
                <draw:g>
                  <svg:desc>Sheet1.C1:Sheet1.D1</svg:desc>
                </draw:g>
              </table:table-cell>
              <table:table-cell office:value-type="string">
                <text:p>try..catch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  <draw:g>
                  <svg:desc>Sheet1.B2:Sheet1.B2</svg:desc>
                </draw:g>
              </table:table-cell>
              <table:table-cell office:value-type="float" office:value="456941">
                <text:p>456941</text:p>
                <draw:g>
                  <svg:desc>Sheet1.C2:Sheet1.D2</svg:desc>
                </draw:g>
              </table:table-cell>
              <table:table-cell office:value-type="float" office:value="401399">
                <text:p>401399</text:p>
              </table:table-cell>
            </table:table-row>
            <table:table-row>
              <table:table-cell office:value-type="string">
                <text:p>1000</text:p>
                <draw:g>
                  <svg:desc>Sheet1.B3:Sheet1.B3</svg:desc>
                </draw:g>
              </table:table-cell>
              <table:table-cell office:value-type="float" office:value="4020926">
                <text:p>4020926</text:p>
                <draw:g>
                  <svg:desc>Sheet1.C3:Sheet1.D3</svg:desc>
                </draw:g>
              </table:table-cell>
              <table:table-cell office:value-type="float" office:value="3808381">
                <text:p>3808381</text:p>
              </table:table-cell>
            </table:table-row>
            <table:table-row>
              <table:table-cell office:value-type="string">
                <text:p>10000</text:p>
                <draw:g>
                  <svg:desc>Sheet1.B4:Sheet1.B4</svg:desc>
                </draw:g>
              </table:table-cell>
              <table:table-cell office:value-type="float" office:value="40260158">
                <text:p>40260158</text:p>
                <draw:g>
                  <svg:desc>Sheet1.C4:Sheet1.D4</svg:desc>
                </draw:g>
              </table:table-cell>
              <table:table-cell office:value-type="float" office:value="38320290">
                <text:p>383202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32cm" svg:y="0.316cm" chart:style-name="ch2">
          <text:p>ArithmeticException</text:p>
        </chart:title>
        <chart:subtitle svg:x="14.267cm" svg:y="0.296cm" chart:style-name="ch3">
          <text:p>z JIT</text:p>
        </chart:subtitle>
        <chart:legend chart:legend-position="end" svg:x="14.319cm" svg:y="3.703cm" style:legend-expansion="high" chart:style-name="ch4"/>
        <chart:plot-area chart:style-name="ch5" table:cell-range-address="Sheet1.B10:Sheet1.D13" chart:data-source-has-labels="both" svg:x="0.319cm" svg:y="0.179cm" svg:width="13.677cm" svg:height="8.638cm">
          <chart:coordinate-region svg:x="2.052cm" svg:y="0.378cm" svg:width="11.944cm" svg:height="7.792cm"/>
          <chart:axis chart:dimension="x" chart:name="primary-x" chart:style-name="ch6" chartooo:axis-type="auto">
            <chartooo:date-scale/>
            <chart:categories table:cell-range-address="Sheet1.C10:Sheet1.D1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11:Sheet1.D11" chart:label-cell-address="Sheet1.B11:Sheet1.B11" chart:class="chart:bar">
            <chart:data-point chart:repeated="2"/>
          </chart:series>
          <chart:series chart:style-name="ch10" chart:values-cell-range-address="Sheet1.C12:Sheet1.D12" chart:label-cell-address="Sheet1.B12:Sheet1.B12" chart:class="chart:bar">
            <chart:data-point chart:repeated="2"/>
          </chart:series>
          <chart:series chart:style-name="ch11" chart:values-cell-range-address="Sheet1.C13:Sheet1.D13" chart:label-cell-address="Sheet1.B13:Sheet1.B13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ws</text:p>
                <draw:g>
                  <svg:desc>Sheet1.C10:Sheet1.D10</svg:desc>
                </draw:g>
              </table:table-cell>
              <table:table-cell office:value-type="string">
                <text:p>try..catch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  <draw:g>
                  <svg:desc>Sheet1.B11:Sheet1.B11</svg:desc>
                </draw:g>
              </table:table-cell>
              <table:table-cell office:value-type="float" office:value="517182">
                <text:p>517182</text:p>
                <draw:g>
                  <svg:desc>Sheet1.C11:Sheet1.D11</svg:desc>
                </draw:g>
              </table:table-cell>
              <table:table-cell office:value-type="float" office:value="455395">
                <text:p>455395</text:p>
              </table:table-cell>
            </table:table-row>
            <table:table-row>
              <table:table-cell office:value-type="string">
                <text:p>1000</text:p>
                <draw:g>
                  <svg:desc>Sheet1.B12:Sheet1.B12</svg:desc>
                </draw:g>
              </table:table-cell>
              <table:table-cell office:value-type="float" office:value="6306775">
                <text:p>6306775</text:p>
                <draw:g>
                  <svg:desc>Sheet1.C12:Sheet1.D12</svg:desc>
                </draw:g>
              </table:table-cell>
              <table:table-cell office:value-type="float" office:value="6015655">
                <text:p>6015655</text:p>
              </table:table-cell>
            </table:table-row>
            <table:table-row>
              <table:table-cell office:value-type="string">
                <text:p>10000</text:p>
                <draw:g>
                  <svg:desc>Sheet1.B13:Sheet1.B13</svg:desc>
                </draw:g>
              </table:table-cell>
              <table:table-cell office:value-type="float" office:value="2019658">
                <text:p>2019658</text:p>
                <draw:g>
                  <svg:desc>Sheet1.C13:Sheet1.D13</svg:desc>
                </draw:g>
              </table:table-cell>
              <table:table-cell office:value-type="float" office:value="27148537">
                <text:p>271485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17cm" svg:y="0.315cm" chart:style-name="ch2">
          <text:p>ArrayIndexOutOfBoundsException
</text:p>
        </chart:title>
        <chart:subtitle svg:x="14.268cm" svg:y="0.296cm" chart:style-name="ch3">
          <text:p>bez JIT</text:p>
        </chart:subtitle>
        <chart:legend chart:legend-position="end" svg:x="14.319cm" svg:y="3.703cm" style:legend-expansion="high" chart:style-name="ch4"/>
        <chart:plot-area chart:style-name="ch5" table:cell-range-address="Sheet1.C1:Sheet1.D1 Sheet1.B2:Sheet1.B4 Sheet1.C5:Sheet1.D7" chart:data-source-has-labels="both" svg:x="0.401cm" svg:y="0.179cm" svg:width="13.678cm" svg:height="8.639cm">
          <chart:coordinate-region svg:x="2.134cm" svg:y="0.378cm" svg:width="11.945cm" svg:height="7.793cm"/>
          <chart:axis chart:dimension="x" chart:name="primary-x" chart:style-name="ch6" chartooo:axis-type="auto">
            <chartooo:date-scale/>
            <chart:categories table:cell-range-address="Sheet1.C1:Sheet1.D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5:Sheet1.D5" chart:label-cell-address="Sheet1.B2:Sheet1.B2" chart:class="chart:bar">
            <chart:data-point chart:repeated="2"/>
          </chart:series>
          <chart:series chart:style-name="ch10" chart:values-cell-range-address="Sheet1.C6:Sheet1.D6" chart:label-cell-address="Sheet1.B3:Sheet1.B3" chart:class="chart:bar">
            <chart:data-point chart:repeated="2"/>
          </chart:series>
          <chart:series chart:style-name="ch11" chart:values-cell-range-address="Sheet1.C7:Sheet1.D7" chart:label-cell-address="Sheet1.B4:Sheet1.B4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ws</text:p>
                <draw:g>
                  <svg:desc>Sheet1.C1:Sheet1.D1</svg:desc>
                </draw:g>
              </table:table-cell>
              <table:table-cell office:value-type="string">
                <text:p>try..catch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  <draw:g>
                  <svg:desc>Sheet1.B2:Sheet1.B2</svg:desc>
                </draw:g>
              </table:table-cell>
              <table:table-cell office:value-type="float" office:value="580068">
                <text:p>580068</text:p>
                <draw:g>
                  <svg:desc>Sheet1.C5:Sheet1.D5</svg:desc>
                </draw:g>
              </table:table-cell>
              <table:table-cell office:value-type="float" office:value="528319">
                <text:p>528319</text:p>
              </table:table-cell>
            </table:table-row>
            <table:table-row>
              <table:table-cell office:value-type="string">
                <text:p>1000</text:p>
                <draw:g>
                  <svg:desc>Sheet1.B3:Sheet1.B3</svg:desc>
                </draw:g>
              </table:table-cell>
              <table:table-cell office:value-type="float" office:value="5156862">
                <text:p>5156862</text:p>
                <draw:g>
                  <svg:desc>Sheet1.C6:Sheet1.D6</svg:desc>
                </draw:g>
              </table:table-cell>
              <table:table-cell office:value-type="float" office:value="4929223">
                <text:p>4929223</text:p>
              </table:table-cell>
            </table:table-row>
            <table:table-row>
              <table:table-cell office:value-type="string">
                <text:p>10000</text:p>
                <draw:g>
                  <svg:desc>Sheet1.B4:Sheet1.B4</svg:desc>
                </draw:g>
              </table:table-cell>
              <table:table-cell office:value-type="float" office:value="52353830">
                <text:p>52353830</text:p>
                <draw:g>
                  <svg:desc>Sheet1.C7:Sheet1.D7</svg:desc>
                </draw:g>
              </table:table-cell>
              <table:table-cell office:value-type="float" office:value="53834278">
                <text:p>538342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17cm" svg:y="0.315cm" chart:style-name="ch2">
          <text:p>ArrayIndexOutOfBoundsException
</text:p>
        </chart:title>
        <chart:subtitle svg:x="14.269cm" svg:y="0.296cm" chart:style-name="ch3">
          <text:p>z JIT</text:p>
        </chart:subtitle>
        <chart:legend chart:legend-position="end" svg:x="14.319cm" svg:y="3.703cm" style:legend-expansion="high" chart:style-name="ch4"/>
        <chart:plot-area chart:style-name="ch5" table:cell-range-address="Sheet1.C1:Sheet1.D1 Sheet1.B2:Sheet1.B4 Sheet1.C14:Sheet1.D16" chart:data-source-has-labels="both" svg:x="0.401cm" svg:y="0.178cm" svg:width="13.678cm" svg:height="8.64cm">
          <chart:coordinate-region svg:x="2.134cm" svg:y="0.378cm" svg:width="11.945cm" svg:height="7.793cm"/>
          <chart:axis chart:dimension="x" chart:name="primary-x" chart:style-name="ch6" chartooo:axis-type="auto">
            <chartooo:date-scale/>
            <chart:categories table:cell-range-address="Sheet1.C1:Sheet1.D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14:Sheet1.D14" chart:label-cell-address="Sheet1.B2:Sheet1.B2" chart:class="chart:bar">
            <chart:data-point chart:repeated="2"/>
          </chart:series>
          <chart:series chart:style-name="ch10" chart:values-cell-range-address="Sheet1.C15:Sheet1.D15" chart:label-cell-address="Sheet1.B3:Sheet1.B3" chart:class="chart:bar">
            <chart:data-point chart:repeated="2"/>
          </chart:series>
          <chart:series chart:style-name="ch11" chart:values-cell-range-address="Sheet1.C16:Sheet1.D16" chart:label-cell-address="Sheet1.B4:Sheet1.B4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ws</text:p>
                <draw:g>
                  <svg:desc>Sheet1.C1:Sheet1.D1</svg:desc>
                </draw:g>
              </table:table-cell>
              <table:table-cell office:value-type="string">
                <text:p>try..catch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  <draw:g>
                  <svg:desc>Sheet1.B2:Sheet1.B2</svg:desc>
                </draw:g>
              </table:table-cell>
              <table:table-cell office:value-type="float" office:value="1903459">
                <text:p>1903459</text:p>
                <draw:g>
                  <svg:desc>Sheet1.C14:Sheet1.D14</svg:desc>
                </draw:g>
              </table:table-cell>
              <table:table-cell office:value-type="float" office:value="841798">
                <text:p>841798</text:p>
              </table:table-cell>
            </table:table-row>
            <table:table-row>
              <table:table-cell office:value-type="string">
                <text:p>1000</text:p>
                <draw:g>
                  <svg:desc>Sheet1.B3:Sheet1.B3</svg:desc>
                </draw:g>
              </table:table-cell>
              <table:table-cell office:value-type="float" office:value="5603053">
                <text:p>5603053</text:p>
                <draw:g>
                  <svg:desc>Sheet1.C15:Sheet1.D15</svg:desc>
                </draw:g>
              </table:table-cell>
              <table:table-cell office:value-type="float" office:value="4975419">
                <text:p>4975419</text:p>
              </table:table-cell>
            </table:table-row>
            <table:table-row>
              <table:table-cell office:value-type="string">
                <text:p>10000</text:p>
                <draw:g>
                  <svg:desc>Sheet1.B4:Sheet1.B4</svg:desc>
                </draw:g>
              </table:table-cell>
              <table:table-cell office:value-type="float" office:value="1852970">
                <text:p>1852970</text:p>
                <draw:g>
                  <svg:desc>Sheet1.C16:Sheet1.D16</svg:desc>
                </draw:g>
              </table:table-cell>
              <table:table-cell office:value-type="float" office:value="20250743">
                <text:p>202507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